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b57e0" officeooo:paragraph-rsid="000b57e0"/>
    </style:style>
    <style:style style:name="P2" style:family="paragraph" style:parent-style-name="Standard" style:list-style-name="L4">
      <style:text-properties officeooo:rsid="000b57e0" officeooo:paragraph-rsid="000b57e0"/>
    </style:style>
    <style:style style:name="P3" style:family="paragraph" style:parent-style-name="Standard" style:list-style-name="L5">
      <style:text-properties officeooo:rsid="000b57e0" officeooo:paragraph-rsid="000b57e0"/>
    </style:style>
    <style:style style:name="P4" style:family="paragraph" style:parent-style-name="Standard">
      <style:text-properties officeooo:paragraph-rsid="000b57e0"/>
    </style:style>
    <style:style style:name="P5" style:family="paragraph" style:parent-style-name="Standard" style:list-style-name="L5">
      <style:text-properties officeooo:paragraph-rsid="000b57e0"/>
    </style:style>
    <style:style style:name="T1" style:family="text">
      <style:text-properties officeooo:rsid="000b57e0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"/>
      <text:p text:style-name="P1">System Description</text:p>
      <text:p text:style-name="P1"/>
      <text:p text:style-name="P1"/>
      <text:list xml:id="list4292819593518344626" text:style-name="L4">
        <text:list-item>
          <text:p text:style-name="P2">Features Added</text:p>
        </text:list-item>
      </text:list>
      <text:p text:style-name="P1"/>
      <text:list xml:id="list194236775153416" text:continue-numbering="true" text:style-name="L4">
        <text:list-item>
          <text:list>
            <text:list-item>
              <text:p text:style-name="P2">Extended ALU</text:p>
            </text:list-item>
          </text:list>
        </text:list-item>
      </text:list>
      <text:p text:style-name="P1"/>
      <text:list xml:id="list194236340210451" text:continue-numbering="true" text:style-name="L4">
        <text:list-item>
          <text:list>
            <text:list-item>
              <text:p text:style-name="P2">Funnel Shifter</text:p>
            </text:list-item>
          </text:list>
        </text:list-item>
      </text:list>
      <text:p text:style-name="P1"/>
      <text:list xml:id="list194236845856501" text:continue-numbering="true" text:style-name="L4">
        <text:list-item>
          <text:p text:style-name="P2">Operation of ALU</text:p>
        </text:list-item>
      </text:list>
      <text:p text:style-name="P1"/>
      <text:list xml:id="list194235676627010" text:continue-numbering="true" text:style-name="L4">
        <text:list-item>
          <text:p text:style-name="P2">Operation of Funnel Shifter</text:p>
        </text:list-item>
      </text:list>
      <text:p text:style-name="P1"/>
      <text:list xml:id="list194236563739409" text:continue-numbering="true" text:style-name="L4">
        <text:list-item>
          <text:p text:style-name="P2">Operation of Control Unit</text:p>
        </text:list-item>
      </text:list>
      <text:p text:style-name="P1"/>
      <text:list xml:id="list194237068623189" text:continue-numbering="true" text:style-name="L4">
        <text:list-item>
          <text:p text:style-name="P2">Operation of Overall Chip</text:p>
        </text:list-item>
      </text:list>
      <text:p text:style-name="P1"/>
      <text:p text:style-name="P1"/>
      <text:p text:style-name="P1">Conclusion</text:p>
      <text:p text:style-name="P1"/>
      <text:p text:style-name="P1"/>
      <text:p text:style-name="P1">Simulation Plots</text:p>
      <text:p text:style-name="P1"/>
      <text:p text:style-name="P1"/>
      <text:list xml:id="list3178054612174731518" text:style-name="L5">
        <text:list-item>
          <text:p text:style-name="P5">Extended ALU</text:p>
        </text:list-item>
      </text:list>
      <text:p text:style-name="P4"/>
      <text:list xml:id="list194236850186765" text:continue-numbering="true" text:style-name="L5">
        <text:list-item>
          <text:p text:style-name="P5">Funnel Shifter</text:p>
        </text:list-item>
      </text:list>
      <text:p text:style-name="P4"/>
      <text:list xml:id="list194235341602422" text:continue-numbering="true" text:style-name="L5">
        <text:list-item>
          <text:p text:style-name="P5">Control Unit</text:p>
        </text:list-item>
      </text:list>
      <text:p text:style-name="P4"/>
      <text:list xml:id="list194235371688869" text:continue-numbering="true" text:style-name="L5">
        <text:list-item>
          <text:p text:style-name="P5">Overall Chip</text:p>
        </text:list-item>
      </text:list>
      <text:p text:style-name="P4"/>
      <text:p text:style-name="P4"/>
      <text:p text:style-name="P4">Chip Floorplan</text:p>
      <text:p text:style-name="P4"/>
      <text:p text:style-name="P4"/>
      <text:p text:style-name="P4">Layout Plots</text:p>
      <text:p text:style-name="P4"/>
      <text:list xml:id="list194237073238839" text:continue-list="list194235371688869" text:style-name="L5">
        <text:list-item text:start-value="1">
          <text:p text:style-name="P5">Extended ALU</text:p>
        </text:list-item>
      </text:list>
      <text:p text:style-name="P4"/>
      <text:list xml:id="list194235628200760" text:continue-numbering="true" text:style-name="L5">
        <text:list-item>
          <text:p text:style-name="P5">Funnel Shifter</text:p>
        </text:list-item>
      </text:list>
      <text:p text:style-name="P4"/>
      <text:list xml:id="list194236543295360" text:continue-numbering="true" text:style-name="L5">
        <text:list-item>
          <text:p text:style-name="P5">Control Unit</text:p>
        </text:list-item>
      </text:list>
      <text:p text:style-name="P4"/>
      <text:list xml:id="list194236022717471" text:continue-numbering="true" text:style-name="L5">
        <text:list-item>
          <text:p text:style-name="P3">Overall Chip</text:p>
        </text:list-item>
      </text:list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9:32:45.235140642</meta:creation-date>
    <dc:date>2017-05-02T19:41:38.928073393</dc:date>
    <meta:editing-duration>PT8M55S</meta:editing-duration>
    <meta:editing-cycles>1</meta:editing-cycles>
    <meta:generator>LibreOffice/5.1.6.2.0$Linux_X86_64 LibreOffice_project/10$Build-2</meta:generator>
    <meta:document-statistic meta:table-count="0" meta:image-count="0" meta:object-count="0" meta:page-count="2" meta:paragraph-count="21" meta:word-count="62" meta:character-count="357" meta:non-whitespace-character-count="331"/>
  </office:meta>
</office:document-meta>
</file>